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904000004382469E04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Impact" svg:font-family="Impact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025cm" style:rel-column-width="15520*"/>
    </style:style>
    <style:style style:name="Tableau2.B" style:family="table-column">
      <style:table-column-properties style:column-width="12.973cm" style:rel-column-width="50015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21cm" style:rel-column-width="8950*"/>
    </style:style>
    <style:style style:name="Tableau1.B" style:family="table-column">
      <style:table-column-properties style:column-width="14.677cm" style:rel-column-width="56585*"/>
    </style:style>
    <style:style style:name="Tableau1.A1" style:family="table-cell">
      <style:table-cell-properties fo:padding="0.097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ize="22pt" fo:font-style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style:text-underline-style="none" fo:font-weight="bold" fo:background-color="#000000" style:font-size-asian="18pt" style:font-weight-asian="bold" style:font-size-complex="1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0000" style:font-name="Impact" fo:font-size="28pt" fo:font-style="normal" fo:text-shadow="1pt 1pt" fo:font-weight="bold" style:font-size-complex="30pt" style:font-style-complex="italic" style:font-weight-complex="bold"/>
    </style:style>
    <style:style style:name="P6" style:family="paragraph">
      <style:paragraph-properties fo:text-align="end"/>
      <style:text-properties style:font-name="Impact" fo:font-size="10pt" fo:font-style="normal" fo:text-shadow="none" fo:font-weight="normal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Impact" fo:font-size="20pt" style:text-underline-style="none" fo:font-weight="normal" fo:background-color="#000000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paragraph-properties fo:text-align="center" style:justify-single-word="false"/>
      <style:text-properties style:font-name="Sylfaen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Sylfaen"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4pt" style:font-size-asian="4pt" style:font-size-complex="4pt"/>
    </style:style>
    <style:style style:name="P14" style:family="paragraph" style:parent-style-name="Standard">
      <style:paragraph-properties fo:text-align="justify" style:justify-single-word="false"/>
      <style:text-properties style:font-name="Sylfaen" fo:font-size="11pt" style:font-size-asian="11pt" style:font-size-complex="11pt"/>
    </style:style>
    <style:style style:name="T1" style:family="text">
      <style:text-properties style:font-name="Impact" fo:font-size="22pt" fo:font-style="italic" fo:font-weight="bold" style:font-name-asian="Impact" style:font-size-asian="22pt" style:font-weight-asian="bold" style:font-name-complex="Impact" style:font-size-complex="22pt" style:font-style-complex="italic" style:font-weight-complex="bold"/>
    </style:style>
    <style:style style:name="T2" style:family="text">
      <style:text-properties style:font-name="Impact" fo:font-size="12pt" fo:font-style="italic" style:font-name-asian="Impact" style:font-size-asian="12pt" style:font-name-complex="Impact" style:font-size-complex="12pt" style:font-style-complex="italic"/>
    </style:style>
    <style:style style:name="T3" style:family="text">
      <style:text-properties fo:color="#000000" style:font-name="Impact" fo:font-size="28pt" fo:font-style="italic" fo:text-shadow="none" fo:font-weight="bold" style:font-size-complex="10pt" style:font-style-complex="italic" style:font-weight-complex="bold"/>
    </style:style>
    <style:style style:name="T4" style:family="text">
      <style:text-properties fo:color="#000000" style:font-name="Impact" fo:font-size="28pt" fo:font-style="normal" fo:text-shadow="1pt 1pt" fo:font-weight="bold" style:font-size-complex="10pt" style:font-style-complex="italic" style:font-weight-complex="bold"/>
    </style:style>
    <style:style style:name="T5" style:family="text">
      <style:text-properties style:font-name="Impact" fo:font-size="10pt" fo:font-style="normal" fo:text-shadow="none" fo:font-weight="normal" style:font-name-asian="Agency FB" style:font-name-complex="Agency FB" style:font-size-complex="10pt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1.1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0c0c0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25.665cm" svg:height="1.147cm" draw:transform="rotate (-1.57079632679579) translate (20.4981527777778cm 2.00730555555556cm)">
        <draw:text-box>
          <text:p text:style-name="P1"><text:span text:style-name="T1">LE PROJET PROMETHEE <text:s text:c="5"/></text:span><text:span text:style-name="T2">[ Scénario DELTA GREEN <text:s/>-- <text:s/>Aides de jeu ] </text:span></text:p>
        </draw:text-box>
      </draw:frame>
      <text:p text:style-name="P3"><draw:frame text:anchor-type="paragraph" draw:z-index="3" draw:style-name="gr2" draw:text-style-name="P5" svg:width="17.006cm" svg:height="1.362cm" svg:x="-0.019cm" svg:y="0.012cm"><draw:text-box><text:p text:style-name="P4"><text:span text:style-name="T3">Le Projet Prométhée</text:span><text:span text:style-name="T4"> <text:s/></text:span></text:p></draw:text-box></draw:frame></text:p>
      <text:p text:style-name="P3"><draw:frame text:anchor-type="paragraph" draw:z-index="4" draw:style-name="gr3" draw:text-style-name="P6" svg:width="17.006cm" svg:height="1.362cm" svg:x="-0.019cm" svg:y="0.644cm"><draw:text-box><text:p text:style-name="P4"><text:span text:style-name="T5">Un scénario DELTA GREEN, <text:s/>de Tantine Gobbo pour TOC <text:s/>[www.tentacules.net]</text:span></text:p></draw:text-box></draw:frame></text:p>
      <text:p text:style-name="P7"/>
      <text:p text:style-name="P7"/>
      <text:p text:style-name="P7"/>
      <text:p text:style-name="P7">Chronologie indicative</text:p>
      <text:p text:style-name="P8"/>
      <text:p text:style-name="P9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0">28 Aout 2003</text:p>
            </table:table-cell>
            <table:table-cell table:style-name="Tableau2.A1" office:value-type="string">
              <text:p text:style-name="P11">les 4 membres de la famille Mayser meurent dans l’incendie de leur maison. </text:p>
            </table:table-cell>
          </table:table-row>
        </table:table-header-rows>
        <table:table-row>
          <table:table-cell table:style-name="Tableau2.A1" office:value-type="string">
            <text:p text:style-name="P10">05 Septembre 2003</text:p>
          </table:table-cell>
          <table:table-cell table:style-name="Tableau2.A1" office:value-type="string">
            <text:p text:style-name="P11">Mort de Julio et Maria Bustamente et de Ramon Sanchez.</text:p>
          </table:table-cell>
        </table:table-row>
        <table:table-row>
          <table:table-cell table:style-name="Tableau2.A1" office:value-type="string">
            <text:p text:style-name="P10">07 Septembre 2003</text:p>
          </table:table-cell>
          <table:table-cell table:style-name="Tableau2.A1" office:value-type="string">
            <text:p text:style-name="P11">Jim Armes est porté disparu en mer.</text:p>
          </table:table-cell>
        </table:table-row>
        <table:table-row>
          <table:table-cell table:style-name="Tableau2.A1" office:value-type="string">
            <text:p text:style-name="P10">09 Septembre 2003</text:p>
          </table:table-cell>
          <table:table-cell table:style-name="Tableau2.A1" office:value-type="string">
            <text:p text:style-name="P11">Mort de Paula Perkins, dévorée par ses dobermans.</text:p>
          </table:table-cell>
        </table:table-row>
        <table:table-row>
          <table:table-cell table:style-name="Tableau2.A1" office:value-type="string">
            <text:p text:style-name="P10">12 Septembre 2003</text:p>
          </table:table-cell>
          <table:table-cell table:style-name="Tableau2.A1" office:value-type="string">
            <text:p text:style-name="P11">le président de la <text:span text:style-name="T6">National Farmworkers Union</text:span> demande l’intervention du FBI.</text:p>
          </table:table-cell>
        </table:table-row>
        <table:table-row>
          <table:table-cell table:style-name="Tableau2.A1" office:value-type="string">
            <text:p text:style-name="P10">15 Septembre 2003</text:p>
          </table:table-cell>
          <table:table-cell table:style-name="Tableau2.A1" office:value-type="string">
            <text:p text:style-name="P11">Mort de Steve Heinz et Laura Dalcoe.</text:p>
          </table:table-cell>
        </table:table-row>
        <table:table-row>
          <table:table-cell table:style-name="Tableau2.A1" office:value-type="string">
            <text:p text:style-name="P10">21 Septembre 2003</text:p>
          </table:table-cell>
          <table:table-cell table:style-name="Tableau2.A1" office:value-type="string">
            <text:p text:style-name="P11">Un avis de recherche est lancé sur la personne de Janice Capshaw.</text:p>
          </table:table-cell>
        </table:table-row>
        <table:table-row>
          <table:table-cell table:style-name="Tableau2.A1" office:value-type="string">
            <text:p text:style-name="P10">23 Septembre 2003</text:p>
          </table:table-cell>
          <table:table-cell table:style-name="Tableau2.A1" office:value-type="string">
            <text:p text:style-name="P11">Le corps de Janice Capshaw est rejeté sur la grève.</text:p>
          </table:table-cell>
        </table:table-row>
        <table:table-row>
          <table:table-cell table:style-name="Tableau2.A1" office:value-type="string">
            <text:p text:style-name="P10">26 Septembre 2003</text:p>
          </table:table-cell>
          <table:table-cell table:style-name="Tableau2.A1" office:value-type="string">
            <text:p text:style-name="P11">Arrivée du FBI à Moonlight Cove.</text:p>
          </table:table-cell>
        </table:table-row>
        <table:table-row>
          <table:table-cell table:style-name="Tableau2.A1" office:value-type="string">
            <text:p text:style-name="P10">02 Octobre 2003</text:p>
          </table:table-cell>
          <table:table-cell table:style-name="Tableau2.A1" office:value-type="string">
            <text:p text:style-name="P11">Exhumation du corps de Paula Parkins à Denver.</text:p>
          </table:table-cell>
        </table:table-row>
        <table:table-row>
          <table:table-cell table:style-name="Tableau2.A1" office:value-type="string">
            <text:p text:style-name="P10">06 Octobre 2003</text:p>
          </table:table-cell>
          <table:table-cell table:style-name="Tableau2.A1" office:value-type="string">
            <text:p text:style-name="P11">le FBI quitte Moonlight Cove, sans retenir aucune charge contre les autorités de la ville. </text:p>
          </table:table-cell>
        </table:table-row>
        <table:table-row>
          <table:table-cell table:style-name="Tableau2.A1" office:value-type="string">
            <text:p text:style-name="P10">10 Octobre 2003</text:p>
          </table:table-cell>
          <table:table-cell table:style-name="Tableau2.A1" office:value-type="string">
            <text:p text:style-name="P11">l’antenne du FBI à San Francisco reçoit une lettre d’un certain H.Talbot .</text:p>
          </table:table-cell>
        </table:table-row>
      </table:table>
      <text:p text:style-name="P12"/>
      <text:p text:style-name="P12"/>
      <text:p text:style-name="P9">14 octobre 2003 : Les PJ arrivent à Moonlight Cove.</text:p>
      <text:p text:style-name="P13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0">21h</text:p>
            </table:table-cell>
            <table:table-cell table:style-name="Tableau1.A1" office:value-type="string">
              <text:p text:style-name="P14">Une nappe de brouillard montant de la mer commence à recouvrir la ville.</text:p>
            </table:table-cell>
          </table:table-row>
        </table:table-header-rows>
        <table:table-row>
          <table:table-cell table:style-name="Tableau1.A1" office:value-type="string">
            <text:p text:style-name="P10">22h30</text:p>
          </table:table-cell>
          <table:table-cell table:style-name="Tableau1.A1" office:value-type="string">
            <text:p text:style-name="P14">Le Cove Lodge Motel est attaqué par un groupe de Régressifs en maraude.</text:p>
          </table:table-cell>
        </table:table-row>
        <table:table-row>
          <table:table-cell table:style-name="Tableau1.A1" office:value-type="string">
            <text:p text:style-name="P10">23h30</text:p>
          </table:table-cell>
          <table:table-cell table:style-name="Tableau1.A1" office:value-type="string">
            <text:p text:style-name="P14">Sur ordre de Shadwell, Watkins se rend chez les Foster.</text:p>
          </table:table-cell>
        </table:table-row>
        <table:table-row>
          <table:table-cell table:style-name="Tableau1.A1" office:value-type="string">
            <text:p text:style-name="P10">00h00</text:p>
          </table:table-cell>
          <table:table-cell table:style-name="Tableau1.A1" office:value-type="string">
            <text:p text:style-name="P14">Un avis de recherche est lancé pour retrouver Chrissie Foster.</text:p>
            <text:p text:style-name="P14"><text:s/>K&amp;B lance un appel à la radio. </text:p>
            <text:p text:style-name="P14">Watkins décrète l’état d’urgence : les téléphones sont coupés et des barrages se mettent en place sur les routes. </text:p>
          </table:table-cell>
        </table:table-row>
        <table:table-row>
          <table:table-cell table:style-name="Tableau1.A1" office:value-type="string">
            <text:p text:style-name="P10">02h00</text:p>
          </table:table-cell>
          <table:table-cell table:style-name="Tableau1.A1" office:value-type="string">
            <text:p text:style-name="P14">La ville se transforme peu à peu en champ de bataille, les métamorphosent s’intensifient, </text:p>
            <text:p text:style-name="P14">des groupes de Régressifs s’en prennent au habitants. Les barrages routiers sont attaqués par les créatures. </text:p>
          </table:table-cell>
        </table:table-row>
        <table:table-row>
          <table:table-cell table:style-name="Tableau1.A1" office:value-type="string">
            <text:p text:style-name="P10">04h00</text:p>
          </table:table-cell>
          <table:table-cell table:style-name="Tableau1.A1" office:value-type="string">
            <text:p text:style-name="P14">Intervention de l’armée (si les PJ ont réussi à lancer un SOS)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gency FB" svg:font-family="'Agency FB'" style:font-pitch="variable"/>
    <style:font-face style:name="Arial Unicode MS" svg:font-family="'Arial Unicode MS'" style:font-pitch="variable"/>
    <style:font-face style:name="Tahoma" svg:font-family="Tahoma" style:font-pitch="variable"/>
    <style:font-face style:name="Oldstyle HPLHS" svg:font-family="'Oldstyle HPLHS'" style:font-family-generic="moder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Impact" svg:font-family="Impact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style:font-name="Oldstyle HPLH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end" style:justify-single-word="false"/>
      <style:text-properties style:font-name="Oldstyle HPLHS" fo:font-size="10pt" style:font-size-asian="10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Impac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Image4" text:anchor-type="paragraph" svg:x="0.078cm" svg:y="0.041cm" svg:width="2.856cm" svg:height="1.305cm" draw:z-index="2"><draw:image xlink:href="Pictures/1000000000000904000004382469E046.jpg" xlink:type="simple" xlink:show="embed" xlink:actuate="onLoad"/></draw:frame><draw:line text:anchor-type="paragraph" draw:z-index="1" draw:style-name="gr1" draw:text-style-name="P2" svg:x1="0.007cm" svg:y1="0cm" svg:x2="17.007cm" svg:y2="0cm"><text:p/></draw:line><text:tab/><text:tab/></text:p>
        <text:p text:style-name="P3"><text:span text:style-name="T1">©</text:span><text:span text:style-name="T2"> TOC 2008</text:span><text:span text:style-name="T3"><text:tab/></text:span><text:span text:style-name="T4">[</text:span><text:span text:style-name="T4"><text:page-number text:select-page="current">1</text:page-number></text:span><text:span text:style-name="T4">/</text:span><text:span text:style-name="T4"><text:page-count>1</text:page-count></text:span><text:span text:style-name="T4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Nicolas Gorréguès</meta:initial-creator>
    <meta:creation-date>2008-04-29T13:41:44</meta:creation-date>
    <dc:creator>Nicolas Gorréguès</dc:creator>
    <dc:date>2008-06-18T18:10:13</dc:date>
    <dc:language>fr-FR</dc:language>
    <meta:editing-cycles>14</meta:editing-cycles>
    <meta:editing-duration>PT55M1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43" meta:word-count="288" meta:character-count="1664"/>
  </office:meta>
</office:document-meta>
</file>